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9a5f" officeooo:paragraph-rsid="00189a5f"/>
    </style:style>
    <style:style style:name="P2" style:family="paragraph" style:parent-style-name="Standard">
      <style:text-properties officeooo:rsid="001afad5" officeooo:paragraph-rsid="001afad5"/>
    </style:style>
    <style:style style:name="T1" style:family="text">
      <style:text-properties officeooo:rsid="0018f6ae"/>
    </style:style>
    <style:style style:name="T2" style:family="text">
      <style:text-properties officeooo:rsid="001afad5"/>
    </style:style>
    <style:style style:name="T3" style:family="text">
      <style:text-properties officeooo:rsid="001b48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rmation på engelska och franska</text:p>
      <text:p text:style-name="P1"/>
      <text:p text:style-name="P1">Skolan</text:p>
      <text:p text:style-name="P1"><text:tab/>presentationsfolder</text:p>
      <text:p text:style-name="P1"><text:tab/>pedagogiska grundsyn</text:p>
      <text:p text:style-name="P1"><text:tab/>prisbelönta pedagoger</text:p>
      <text:p text:style-name="P1"><text:tab/>hur du hittar hit</text:p>
      <text:p text:style-name="P1"><text:tab/><text:tab/><text:span text:style-name="T1">länk till karta</text:span></text:p>
      <text:p text:style-name="P1"><text:tab/><text:tab/>länk till tidtabell</text:p>
      <text:p text:style-name="P1">kontakt</text:p>
      <text:p text:style-name="P1"><text:tab/><text:span text:style-name="T2">hur du hittar hit</text:span></text:p>
      <text:p text:style-name="P2"><text:tab/>personallista</text:p>
      <text:p text:style-name="P2"><text:tab/>länk till anmälan om kränkande behandling</text:p>
      <text:p text:style-name="P2"><text:tab/>dokument om försäkringsbesked</text:p>
      <text:p text:style-name="P1">Program</text:p>
      <text:p text:style-name="P1"><text:tab/><text:span text:style-name="T2">SA</text:span></text:p>
      <text:p text:style-name="P1"><text:tab/><text:span text:style-name="T2">NA</text:span></text:p>
      <text:p text:style-name="P1"><text:tab/><text:span text:style-name="T2">SPRINT</text:span></text:p>
      <text:p text:style-name="P1"><text:tab/><text:span text:style-name="T2">SA sam-SMIP</text:span></text:p>
      <text:p text:style-name="P1">Årskurs nio</text:p>
      <text:p text:style-name="P1"><text:tab/><text:span text:style-name="T3">hur du söker till rosendal</text:span></text:p>
      <text:p text:style-name="P1"><text:tab/><text:span text:style-name="T3">vill du komma på studiebesök?</text:span></text:p>
      <text:p text:style-name="P1"><text:tab/><text:span text:style-name="T3">Läs vad några elever säger om rosendal</text:span></text:p>
      <text:p text:style-name="P1"><text:tab/><text:span text:style-name="T3">prisbelönta lärare</text:span></text:p>
      <text:p text:style-name="P1">ros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29S</meta:editing-duration>
    <meta:editing-cycles>6</meta:editing-cycles>
    <meta:generator>LibreOffice/5.2.5.1$Windows_x86 LibreOffice_project/0312e1a284a7d50ca85a365c316c7abbf20a4d22</meta:generator>
    <dc:date>2017-02-06T18:13:58.979000000</dc:date>
    <meta:document-statistic meta:table-count="0" meta:image-count="0" meta:object-count="0" meta:page-count="1" meta:paragraph-count="24" meta:word-count="64" meta:character-count="435" meta:non-whitespace-character-count="375"/>
    <meta:user-defined meta:name="Info 1"/>
    <meta:user-defined meta:name="Info 2"/>
    <meta:user-defined meta:name="Info 3"/>
    <meta:user-defined meta:name="Info 4"/>
  </office:meta>
</office:document-meta>
</file>